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writing-mode="lr-tb"/>
    </style:style>
    <style:style style:name="Table1.A" style:family="table-column">
      <style:table-column-properties style:column-width="0.9361in" style:rel-column-width="9063*"/>
    </style:style>
    <style:style style:name="Table1.B" style:family="table-column">
      <style:table-column-properties style:column-width="1.5604in" style:rel-column-width="15105*"/>
    </style:style>
    <style:style style:name="Table1.C" style:family="table-column">
      <style:table-column-properties style:column-width="1.1632in" style:rel-column-width="11260*"/>
    </style:style>
    <style:style style:name="Table1.D" style:family="table-column">
      <style:table-column-properties style:column-width="3.1104in" style:rel-column-width="30107*"/>
    </style:style>
    <style:style style:name="Table1.1" style:family="table-row">
      <style:table-row-properties style:keep-together="true" fo:keep-together="auto"/>
    </style:style>
    <style:style style:name="Table1.A1" style:family="table-cell" style:data-style-name="N100">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1.A2" style:family="table-cell" style:data-style-name="N10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7701in" table:align="margins" style:writing-mode="lr-tb"/>
    </style:style>
    <style:style style:name="Table2.A" style:family="table-column">
      <style:table-column-properties style:column-width="1.5743in" style:rel-column-width="15239*"/>
    </style:style>
    <style:style style:name="Table2.B" style:family="table-column">
      <style:table-column-properties style:column-width="5.1958in" style:rel-column-width="50296*"/>
    </style:style>
    <style:style style:name="Table2.1" style:family="table-row">
      <style:table-row-properties style:keep-together="true" fo:keep-together="auto"/>
    </style:style>
    <style:style style:name="Table2.A1" style:family="table-cell">
      <style:table-cell-properties style:vertical-align="top" fo:background-color="#d8d8d8"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01in" table:align="margins" style:writing-mode="lr-tb"/>
    </style:style>
    <style:style style:name="Table3.A" style:family="table-column">
      <style:table-column-properties style:column-width="6.7701in" style:rel-column-width="65535*"/>
    </style:style>
    <style:style style:name="Table3.1" style:family="table-row">
      <style:table-row-properties style:keep-together="true" fo:keep-together="auto"/>
    </style:style>
    <style:style style:name="Table3.A1" style:family="table-cell">
      <style:table-cell-properties style:vertical-align="top" fo:background-color="#d8d8d8"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ToC_20_Page">
      <style:paragraph-properties fo:margin-top="0in" fo:margin-bottom="0.3335in" style:page-number="auto"/>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top="0in" fo:margin-bottom="0.3335in"/>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3" style:family="paragraph" style:parent-style-name="Text_20_body" style:list-style-name="Numbering_20_1"/>
    <style:style style:name="P4" style:family="paragraph" style:parent-style-name="Heading_20_1" style:list-style-name="Heading_20_Numbering"/>
    <style:style style:name="P5" style:family="paragraph" style:parent-style-name="Heading_20_1" style:list-style-name="Heading_20_Numbering">
      <style:paragraph-properties>
        <style:tab-stops>
          <style:tab-stop style:position="0.7874in"/>
        </style:tab-stops>
      </style:paragraph-properties>
    </style:style>
    <style:style style:name="P6" style:family="paragraph" style:parent-style-name="Heading_20_1" style:list-style-name="Heading_20_Numbering" style:master-page-name="Standard">
      <style:paragraph-properties style:page-number="auto"/>
    </style:style>
    <style:style style:name="P7" style:family="paragraph" style:parent-style-name="Heading_20_1" style:list-style-name="Heading_20_Numbering">
      <style:paragraph-properties fo:margin-top="0in" fo:margin-bottom="0.0835in">
        <style:tab-stops>
          <style:tab-stop style:position="0.7874in"/>
        </style:tab-stops>
      </style:paragraph-properties>
    </style:style>
    <style:style style:name="P8" style:family="paragraph" style:parent-style-name="Heading_20_2" style:list-style-name="Heading_20_Numbering"/>
    <style:style style:name="P9" style:family="paragraph" style:parent-style-name="Heading_20_2" style:list-style-name="Heading_20_Numbering">
      <style:paragraph-properties fo:text-align="justify" style:justify-single-word="false">
        <style:tab-stops>
          <style:tab-stop style:position="0.7874in"/>
        </style:tab-stops>
      </style:paragraph-properties>
    </style:style>
    <style:style style:name="P10" style:family="paragraph" style:parent-style-name="Heading_20_2" style:list-style-name="Heading_20_Numbering">
      <style:paragraph-properties>
        <style:tab-stops>
          <style:tab-stop style:position="0.7874in"/>
        </style:tab-stops>
      </style:paragraph-properties>
    </style:style>
    <style:style style:name="P11" style:family="paragraph" style:parent-style-name="Heading_20_3" style:list-style-name="Heading_20_Numbering"/>
    <style:style style:name="P12" style:family="paragraph" style:parent-style-name="Title" style:master-page-name="First_20_Page">
      <style:paragraph-properties style:page-number="auto"/>
      <style:text-properties fo:language="en" fo:country="US"/>
    </style:style>
    <style:style style:name="P13" style:family="paragraph" style:parent-style-name="Title">
      <style:text-properties fo:language="en" fo:country="US"/>
    </style:style>
    <style:style style:name="P14" style:family="paragraph" style:parent-style-name="Table_20_Contents" style:list-style-name="Document_20_References"/>
    <style:style style:name="P15" style:family="paragraph" style:parent-style-name="List_20_1" style:list-style-name="List_20_1"/>
    <style:style style:name="T1" style:family="text">
      <style:text-properties fo:font-weight="bold" style:font-weight-asian="bold"/>
    </style:style>
    <style:style style:name="T2" style:family="text">
      <style:text-properties fo:color="#2a00ff"/>
    </style:style>
    <style:style style:name="T3" style:family="text">
      <style:text-properties fo:color="#2a00ff" style:text-underline-style="solid" style:text-underline-width="auto" style:text-underline-color="font-color"/>
    </style:style>
    <style:style style:name="T4" style:family="text">
      <style:text-properties fo:color="#000000"/>
    </style:style>
    <style:style style:name="T5" style:family="text">
      <style:text-properties style:text-underline-style="solid" style:text-underline-width="auto" style:text-underline-color="font-color"/>
    </style:style>
    <style:style style:name="T6" style:family="text">
      <style:text-properties fo:color="#008080"/>
    </style:style>
    <style:style style:name="T7" style:family="text">
      <style:text-properties fo:color="#3f7f7f"/>
    </style:style>
    <style:style style:name="T8" style:family="text">
      <style:text-properties fo:color="#7f007f"/>
    </style:style>
    <style:style style:name="T9" style:family="text">
      <style:text-properties style:text-position="super 58%"/>
    </style:style>
    <style:style style:name="T10" style:family="text">
      <style:text-properties style:font-weight-complex="normal"/>
    </style:style>
    <style:style style:name="Sect1" style:family="section">
      <style:section-properties style:writing-mode="lr-tb"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__RefHeading__2137_1729260833"/>FreeACS SPP Server<text:bookmark-end text:name="__RefHeading__2137_1729260833"/></text:p>
      <text:p text:style-name="P13">User Manual</text:p>
      <text:p text:style-name="FreeACS_5f_UnderTitle"><text:bookmark-start text:name="__RefHeading__2139_1729260833"/>Version <text:user-defined style:data-style-name="N0" text:name="Product Version">2013R1</text:user-defined><text:bookmark-end text:name="__RefHeading__2139_1729260833"/></text:p>
      <text:section text:style-name="Sect1" text:name="Section1">
        <text:p text:style-name="P1"><text:bookmark-start text:name="__DdeLink__51815_654407592"/>&lt;&lt;Insert table of contents here&gt;&gt;<text:bookmark-end text:name="__DdeLink__51815_654407592"/></text:p>
        <text:p text:style-name="P2"/>
      </text:section>
      <text:list xml:id="list2098436925673715534" text:style-name="Heading_20_Numbering">
        <text:list-item>
          <text:h text:style-name="P6" text:outline-level="1"><text:bookmark-start text:name="__RefHeading__2141_1729260833"/>Document Introduction<text:bookmark-end text:name="__RefHeading__2141_1729260833"/></text:h>
          <text:list>
            <text:list-item>
              <text:h text:style-name="P8" text:outline-level="2"><text:bookmark-start text:name="__RefHeading__2143_1729260833"/>Document Purpose<text:bookmark-end text:name="__RefHeading__2143_1729260833"/></text:h>
            </text:list-item>
          </text:list>
        </text:list-item>
      </text:list>
      <text:p text:style-name="Text_20_body">The document should teach an operator to install, run and monitor the FreeACS SPP Server. </text:p>
      <text:list xml:id="list1475954862" text:continue-numbering="true" text:style-name="Heading_20_Numbering">
        <text:list-item>
          <text:list>
            <text:list-item>
              <text:h text:style-name="P8" text:outline-level="2"><text:bookmark-start text:name="__RefHeading__2145_1729260833"/>Document Audience<text:bookmark-end text:name="__RefHeading__2145_1729260833"/></text:h>
            </text:list-item>
          </text:list>
        </text:list-item>
      </text:list>
      <text:p text:style-name="Text_20_body">The readers are expected to have knowledge about how to set up a standard Java Enterprise Application Server (like Jboss). Apart from that, they should understand the basic concept of provisioning and have some general knowledge about FreeACS. The readers will probably be operators of the server and future developers and testers of the server. </text:p>
      <text:list xml:id="list833648090" text:continue-numbering="true" text:style-name="Heading_20_Numbering">
        <text:list-item>
          <text:list>
            <text:list-item>
              <text:h text:style-name="P9" text:outline-level="2"><text:bookmark-start text:name="__RefHeading__2147_1729260833"/>Document History<text:bookmark-end text:name="__RefHeading__2147_1729260833"/></text:h>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Table_20_Heading">Version</text:p>
          </table:table-cell>
          <table:table-cell table:style-name="Table1.B1" office:value-type="string">
            <text:p text:style-name="Table_20_Heading">Editor</text:p>
          </table:table-cell>
          <table:table-cell table:style-name="Table1.B1" office:value-type="string">
            <text:p text:style-name="Table_20_Heading">Date</text:p>
          </table:table-cell>
          <table:table-cell table:style-name="Table1.D1" office:value-type="string">
            <text:p text:style-name="Table_20_Heading">Changes</text:p>
          </table:table-cell>
        </table:table-row>
        <table:table-row table:style-name="Table1.1">
          <table:table-cell table:style-name="Table1.A2" office:value-type="float" office:value="0">
            <text:p text:style-name="Table_20_Contents">1.1.1</text:p>
          </table:table-cell>
          <table:table-cell table:style-name="Table1.B2" office:value-type="string">
            <text:p text:style-name="Table_20_Contents">M. Simonsen</text:p>
          </table:table-cell>
          <table:table-cell table:style-name="Table1.B2" office:value-type="string">
            <text:p text:style-name="Table_20_Contents">29-Sep-10</text:p>
          </table:table-cell>
          <table:table-cell table:style-name="Table1.D2" office:value-type="string">
            <text:p text:style-name="Table_20_Contents">Updated to latest version of Fusion SPP Server</text:p>
          </table:table-cell>
        </table:table-row>
        <table:table-row table:style-name="Table1.1">
          <table:table-cell table:style-name="Table1.A3" office:value-type="float" office:value="0">
            <text:p text:style-name="Table_20_Contents">1.3.1</text:p>
          </table:table-cell>
          <table:table-cell table:style-name="Table1.B3" office:value-type="string">
            <text:p text:style-name="Table_20_Contents">M. Simonsen</text:p>
          </table:table-cell>
          <table:table-cell table:style-name="Table1.B3" office:value-type="string">
            <text:p text:style-name="Table_20_Contents">12-Dec-11</text:p>
          </table:table-cell>
          <table:table-cell table:style-name="Table1.D3" office:value-type="string">
            <text:p text:style-name="Table_20_Contents">Updated to latest version</text:p>
          </table:table-cell>
        </table:table-row>
        <table:table-row table:style-name="Table1.1">
          <table:table-cell table:style-name="Table1.A3" office:value-type="float" office:value="0">
            <text:p text:style-name="Table_20_Contents">1.4.8</text:p>
          </table:table-cell>
          <table:table-cell table:style-name="Table1.B3" office:value-type="string">
            <text:p text:style-name="Table_20_Contents">M. Simonsen</text:p>
          </table:table-cell>
          <table:table-cell table:style-name="Table1.B3" office:value-type="string">
            <text:p text:style-name="Table_20_Contents">20-Feb-13</text:p>
          </table:table-cell>
          <table:table-cell table:style-name="Table1.D3" office:value-type="string">
            <text:p text:style-name="Table_20_Contents">Upaated to latest version</text:p>
          </table:table-cell>
        </table:table-row>
      </table:table>
      <text:list xml:id="list1129248759" text:continue-numbering="true" text:style-name="Heading_20_Numbering">
        <text:list-item>
          <text:list>
            <text:list-item>
              <text:h text:style-name="P9" text:outline-level="2"><text:bookmark-start text:name="__RefHeading__2149_1729260833"/>Acronyms and Abbreviations<text:bookmark-end text:name="__RefHeading__2149_1729260833"/></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Table_20_Heading">Acronym</text:p>
          </table:table-cell>
          <table:table-cell table:style-name="Table2.B1" office:value-type="string">
            <text:p text:style-name="Table_20_Heading">Explanation</text:p>
          </table:table-cell>
        </table:table-row>
        <table:table-row table:style-name="Table2.1">
          <table:table-cell table:style-name="Table2.A2" office:value-type="string">
            <text:p text:style-name="Table_20_Contents">APS</text:p>
          </table:table-cell>
          <table:table-cell table:style-name="Table2.B2" office:value-type="string">
            <text:p text:style-name="Table_20_Contents">Automated Provisioning System</text:p>
          </table:table-cell>
        </table:table-row>
        <table:table-row table:style-name="Table2.1">
          <table:table-cell table:style-name="Table2.A2" office:value-type="string">
            <text:p text:style-name="Table_20_Contents">FreeACS</text:p>
          </table:table-cell>
          <table:table-cell table:style-name="Table2.B2" office:value-type="string">
            <text:p text:style-name="Table_20_Contents">Owera’s eXtended APS with advanced features such as authentication, encryption, syslog, diagnostics</text:p>
          </table:table-cell>
        </table:table-row>
        <table:table-row table:style-name="Table2.1">
          <table:table-cell table:style-name="Table2.A2" office:value-type="string">
            <text:p text:style-name="Table_20_Contents">ACS</text:p>
          </table:table-cell>
          <table:table-cell table:style-name="Table2.B2" office:value-type="string">
            <text:p text:style-name="Table_20_Contents">Auto-Configuration Server</text:p>
          </table:table-cell>
        </table:table-row>
        <table:table-row table:style-name="Table2.1">
          <table:table-cell table:style-name="Table2.A2" office:value-type="string">
            <text:p text:style-name="Table_20_Contents">CPE</text:p>
          </table:table-cell>
          <table:table-cell table:style-name="Table2.B2" office:value-type="string">
            <text:p text:style-name="Table_20_Contents">Customer Premises Equipment</text:p>
          </table:table-cell>
        </table:table-row>
        <table:table-row table:style-name="Table2.1">
          <table:table-cell table:style-name="Table2.A2" office:value-type="string">
            <text:p text:style-name="Table_20_Contents">EAR</text:p>
          </table:table-cell>
          <table:table-cell table:style-name="Table2.B2" office:value-type="string">
            <text:p text:style-name="Table_20_Contents">Enterprise Application Archive – represents a package which contains the whole server before deployment.</text:p>
          </table:table-cell>
        </table:table-row>
        <table:table-row table:style-name="Table2.1">
          <table:table-cell table:style-name="Table2.A2" office:value-type="string">
            <text:p text:style-name="Table_20_Contents">JEE</text:p>
          </table:table-cell>
          <table:table-cell table:style-name="Table2.B2" office:value-type="string">
            <text:p text:style-name="Table_20_Contents">Java latform, Enterprise Edition</text:p>
          </table:table-cell>
        </table:table-row>
      </table:table>
      <text:list xml:id="list1666998797" text:continue-numbering="true" text:style-name="Heading_20_Numbering">
        <text:list-item>
          <text:list>
            <text:list-item>
              <text:h text:style-name="P9" text:outline-level="2"><text:bookmark-start text:name="__RefHeading__2151_1729260833"/>References<text:bookmark-end text:name="__RefHeading__2151_1729260833"/></text:h>
            </text:list-item>
          </text:list>
        </text:list-item>
      </text:list>
      <table:table table:name="Table3" table:style-name="Table3">
        <table:table-column table:style-name="Table3.A"/>
        <table:table-row table:style-name="Table3.1">
          <table:table-cell table:style-name="Table3.A1" office:value-type="string">
            <text:p text:style-name="Table_20_Heading">Document</text:p>
          </table:table-cell>
        </table:table-row>
        <table:table-row table:style-name="Table3.1">
          <table:table-cell table:style-name="Table3.A2" office:value-type="string">
            <text:list xml:id="list1879160972695886834" text:style-name="Document_20_References">
              <text:list-item>
                <text:p text:style-name="P14">FreeACS Product Description</text:p>
              </text:list-item>
            </text:list>
          </table:table-cell>
        </table:table-row>
        <table:table-row table:style-name="Table3.1">
          <table:table-cell table:style-name="Table3.A2" office:value-type="string">
            <text:list xml:id="list1392011033" text:continue-numbering="true" text:style-name="Document_20_References">
              <text:list-item>
                <text:p text:style-name="P14">FreeACS Installation</text:p>
              </text:list-item>
            </text:list>
          </table:table-cell>
        </table:table-row>
        <table:table-row table:style-name="Table3.1">
          <table:table-cell table:style-name="Table3.A2" office:value-type="string">
            <text:list xml:id="list1249603305" text:continue-numbering="true" text:style-name="Document_20_References">
              <text:list-item>
                <text:p text:style-name="P14">FreeACS Web User Manual</text:p>
              </text:list-item>
            </text:list>
          </table:table-cell>
        </table:table-row>
      </table:table>
      <text:list xml:id="list162460058" text:continue-list="list1666998797" text:style-name="Heading_20_Numbering">
        <text:list-item>
          <text:h text:style-name="P4" text:outline-level="1"><text:bookmark-start text:name="__RefHeading__2153_1729260833"/>Introduction<text:bookmark-end text:name="__RefHeading__2153_1729260833"/></text:h>
        </text:list-item>
      </text:list>
      <text:p text:style-name="Text_20_body">Before reading this introduction, we expect you to understand the basic concepts of FreeACS and that FreeACS is set up accordingly ([1] and [2]). This document will focus on how to monitor and run the TR-069 Server. </text:p>
      <text:p text:style-name="Text_20_body">The SPP Server is responsible for the communication with CPEs, and communicates over HTTP, HTTPS, TFTP and Telnet protocol. There are other servers in FreeACS that also communicates with CPEs, but through other protocols (Syslog &amp; TR-069).</text:p>
      <text:p text:style-name="Text_20_body">The CPEs must be configured with a URL which will point to this server. When this is in place, the SPP Server will fulfil its obligation: Provision parameters to the CPEs, read parameters from the CPEs, update the database with data from the CPE and upgrade the firmware/software and configuration.</text:p>
      <text:list xml:id="list1426766923" text:continue-numbering="true" text:style-name="Heading_20_Numbering">
        <text:list-item>
          <text:list>
            <text:list-item>
              <text:h text:style-name="P8" text:outline-level="2"><text:bookmark-start text:name="__RefHeading__1800_1557657458"/>CPE Interoperability<text:bookmark-end text:name="__RefHeading__1800_1557657458"/></text:h>
            </text:list-item>
          </text:list>
        </text:list-item>
      </text:list>
      <text:p text:style-name="Text_20_body">So far only Linksys SPA2102 and Ping Communication devices (NPA201E, RGW208EN, IAD208AN) has been run using SPP. However, the support for Linksys SPA2102 should guarantee a whole range of devices from Linksys/Cisco. </text:p>
      <text:p text:style-name="Text_20_body">If other you want to run other devices in SPP, please contact Ping Communication for an interoperability test phase. It may very well turn out that a patch is needed for SPP to work, since these protocols are proprietary and will vary from one device vendor to another. However, since Linksys has made a public available document on HTTP/TFTP-provisioning, it could very well be that this "standard" has become relatively widespread. In that case the range of devices supported by SPP may be even greater than anticipated.</text:p>
      <text:list xml:id="list1586567899" text:continue-numbering="true" text:style-name="Heading_20_Numbering">
        <text:list-item>
          <text:h text:style-name="P7" text:outline-level="1"><text:bookmark-start text:name="__RefHeading__2165_1729260833"/><text:span text:style-name="T10">Propertyfiles</text:span><text:bookmark-end text:name="__RefHeading__2165_1729260833"/></text:h>
          <text:list>
            <text:list-item>
              <text:h text:style-name="P9" text:outline-level="2"><text:bookmark-start text:name="__RefHeading__2181_1729260833"/>xaps-spp.properties<text:bookmark-end text:name="__RefHeading__2181_1729260833"/></text:h>
            </text:list-item>
          </text:list>
        </text:list-item>
      </text:list>
      <text:p text:style-name="FreeACS_5f_Code"># *** FreeACS Simple Provisioning Protocol Server (FreeACS SPP) configuration file ***</text:p>
      <text:p text:style-name="FreeACS_5f_Code"/>
      <text:p text:style-name="FreeACS_5f_Code"># --- Parsing of vital information ---</text:p>
      <text:p text:style-name="FreeACS_5f_Code"># The request from a device usually contains vital and important information. You</text:p>
      <text:p text:style-name="FreeACS_5f_Code"># can configure how to parse &amp; find this information - even though the device has </text:p>
      <text:p text:style-name="FreeACS_5f_Code"># never been provisioned by FreeACS before. Currently FreeACS will search for 4 types of</text:p>
      <text:p text:style-name="FreeACS_5f_Code"># information:</text:p>
      <text:p text:style-name="FreeACS_5f_Code"># </text:p>
      <text:p text:style-name="FreeACS_5f_Code"># - <text:span text:style-name="T5">serialnumber</text:span> (a must for provisioning)</text:p>
      <text:p text:style-name="FreeACS_5f_Code"># - <text:span text:style-name="T5">mac</text:span> (a must for <text:span text:style-name="T5">syslog</text:span>)</text:p>
      <text:p text:style-name="FreeACS_5f_Code"># - <text:span text:style-name="T5">softwareversion</text:span> (a must for firmware upgrade)</text:p>
      <text:p text:style-name="FreeACS_5f_Code"># - <text:span text:style-name="T5">modelname</text:span> (a must for provisioning &amp; discovery mode)</text:p>
      <text:p text:style-name="FreeACS_5f_Code"># </text:p>
      <text:p text:style-name="FreeACS_5f_Code"># Depending upon the request-<text:span text:style-name="T5">protcol</text:span>, we can search for information in various</text:p>
      <text:p text:style-name="FreeACS_5f_Code"># places:</text:p>
      <text:p text:style-name="FreeACS_5f_Code">#</text:p>
      <text:p text:style-name="FreeACS_5f_Code"># 1. In the request-filename - many devices are able to request a URL which</text:p>
      <text:p text:style-name="FreeACS_5f_Code"># contains a <text:span text:style-name="T5">mac</text:span> or <text:span text:style-name="T5">serialnumber</text:span></text:p>
      <text:p text:style-name="FreeACS_5f_Code"># 2. In the request-headers - many devices provide information in the header </text:p>
      <text:p text:style-name="FreeACS_5f_Code">#(only HTTP)</text:p>
      <text:p text:style-name="FreeACS_5f_Code"># 3. In the request-parameters - many devices provide information in the </text:p>
      <text:p text:style-name="FreeACS_5f_Code"># request-parameters (only HTTP)</text:p>
      <text:p text:style-name="FreeACS_5f_Code">#</text:p>
      <text:p text:style-name="FreeACS_5f_Code"># To specify a search, create a property name and a pattern to search for. </text:p>
      <text:p text:style-name="FreeACS_5f_Code"># The property name is created like this (BNF-notation):</text:p>
      <text:p text:style-name="FreeACS_5f_Code">#</text:p>
      <text:p text:style-name="FreeACS_5f_Code"># <text:span text:style-name="T5">propertyname</text:span> = paramname.requestinfo</text:p>
      <text:p text:style-name="FreeACS_5f_Code"># <text:span text:style-name="T5">paramname</text:span> = <text:span text:style-name="T5">mac</text:span> | <text:span text:style-name="T5">serialnumber</text:span> | <text:span text:style-name="T5">softwareversion</text:span> | <text:span text:style-name="T5">modelname</text:span></text:p>
      <text:p text:style-name="FreeACS_5f_Code"># <text:span text:style-name="T5">requestinfo</text:span> = <text:span text:style-name="T5">requ</text:span> | <text:span text:style-name="T5">reqh</text:span> | <text:span text:style-name="T5">reqp</text:span></text:p>
      <text:p text:style-name="FreeACS_5f_Code"># <text:span text:style-name="T5">requ</text:span> = reqfile.index</text:p>
      <text:p text:style-name="FreeACS_5f_Code"># <text:span text:style-name="T5">reqh</text:span> = reqheader.header.index</text:p>
      <text:p text:style-name="FreeACS_5f_Code"># <text:span text:style-name="T5">reqp</text:span> = reqparam.param.index</text:p>
      <text:p text:style-name="FreeACS_5f_Code"># header = A request header name</text:p>
      <text:p text:style-name="FreeACS_5f_Code"># <text:span text:style-name="T5">param</text:span> = A request parameter name</text:p>
      <text:p text:style-name="FreeACS_5f_Code"># index = A unique index, made to separate two otherwise identical property names</text:p>
      <text:p text:style-name="FreeACS_5f_Code"># </text:p>
      <text:p text:style-name="FreeACS_5f_Code"># Another way of explaining the format is the <text:span text:style-name="T5">reqexp</text:span>-like syntax:</text:p>
      <text:p text:style-name="FreeACS_5f_Code">#</text:p>
      <text:p text:style-name="FreeACS_5f_Code"># <text:span text:style-name="T5">mac</text:span>|<text:span text:style-name="T5">serialnumber</text:span>|<text:span text:style-name="T5">softwareversion</text:span>|modelname.req(file|header.&lt;header-name&gt;|<text:span text:style-name="T5">param</text:span>.&lt;param-name&gt;).&lt;index&gt;</text:p>
      <text:p text:style-name="FreeACS_5f_Code">#</text:p>
      <text:p text:style-name="FreeACS_5f_Code"># The pattern to search for is a <text:span text:style-name="T5">regexp</text:span>-pattern. Remember to enclose the</text:p>
      <text:p text:style-name="FreeACS_5f_Code"># information your'e after in parenthesis (only one set of parenthesis in the</text:p>
      <text:p text:style-name="FreeACS_5f_Code"># pattern).</text:p>
      <text:p text:style-name="FreeACS_5f_Code">#</text:p>
      <text:p text:style-name="FreeACS_5f_Code"># Some examples which have been tested with SPA2102 (<text:span text:style-name="T5">Linksys</text:span> ATA) over HTTP </text:p>
      <text:p text:style-name="FreeACS_5f_Code"># mac.reqfile.1 = ([0-9a-fA-F:]+).<text:span text:style-name="T5">cfg</text:span></text:p>
      <text:p text:style-name="FreeACS_5f_Code"># serialnumber.reqheader.user-agent.1 = \((\w+)\)</text:p>
      <text:p text:style-name="FreeACS_5f_Code"># softwareversion.reqheader.user-agent.1 = (\d+\.\d+\.\d+)</text:p>
      <text:p text:style-name="FreeACS_5f_Code"># modelname.reqheader.user-agent.1 = /(\w+-[^-]+)</text:p>
      <text:p text:style-name="FreeACS_5f_Code">#</text:p>
      <text:p text:style-name="FreeACS_5f_Code"># Some examples which have been tested with SPA2102 (<text:span text:style-name="T5">Linksys</text:span> ATA) over TFTP</text:p>
      <text:p text:style-name="FreeACS_5f_Code"># (filename example: /FM500JA31360/000E08172240/SPA-2102/5.2.10)</text:p>
      <text:p text:style-name="FreeACS_5f_Code"># serialnumber.reqfile.1 = <text:s text:c="3"/>/([^/]+)/[^/]+/[^/]+/[^/]+^</text:p>
      <text:p text:style-name="FreeACS_5f_Code"># mac.reqfile.1 = <text:s text:c="12"/>/[^/]+/([^/]+)/[^/]+/[^/]+^</text:p>
      <text:p text:style-name="FreeACS_5f_Code"># modelname.reqfile.1 = <text:s text:c="6"/>/[^/]+/[^/]+/([^/]+)/[^/]+^</text:p>
      <text:p text:style-name="FreeACS_5f_Code"># softwareversion.reqfile.1 = /[^/]+/[^/]+/[^/]+/([^/]+)^</text:p>
      <text:p text:style-name="FreeACS_5f_Code"><text:s/></text:p>
      <text:p text:style-name="FreeACS_5f_Code"># You may specify as many patterns as you like, the server will try to match </text:p>
      <text:p text:style-name="FreeACS_5f_Code"># until it finds a hit for that particular information. Read the <text:span text:style-name="T5">xaps</text:span>-http.log </text:p>
      <text:p text:style-name="FreeACS_5f_Code"># (in debug-mode) carefully, it will print all headers/parameters and the filename</text:p>
      <text:p text:style-name="FreeACS_5f_Code"># (<text:span text:style-name="T5">url</text:span>), to help you find what you're searching for. <text:s text:c="2"/></text:p>
      <text:p text:style-name="FreeACS_5f_Code"/>
      <text:p text:style-name="FreeACS_5f_Code"><text:span text:style-name="T4">serialnumber.reqfile.1 = <text:s text:c="3"/></text:span><text:span text:style-name="T2">/([^/]+)/[^/]+/[^/]+/[^/]+$</text:span></text:p>
      <text:p text:style-name="FreeACS_5f_Code"><text:span text:style-name="T4">mac.reqfile.1 = <text:s text:c="12"/></text:span><text:span text:style-name="T2">/[^/]+/([^/]+)/[^/]+/[^/]+$</text:span></text:p>
      <text:p text:style-name="FreeACS_5f_Code"><text:span text:style-name="T4">modelname.reqfile.1 = <text:s text:c="6"/></text:span><text:span text:style-name="T2">/[^/]+/[^/]+/([^/]+)/[^/]+$</text:span></text:p>
      <text:p text:style-name="FreeACS_5f_Code"><text:span text:style-name="T4">softwareversion.reqfile.1 = </text:span><text:span text:style-name="T2">/[^/]+/[^/]+/[^/]+/([^/]+)$</text:span></text:p>
      <text:p text:style-name="FreeACS_5f_Code"><text:span text:style-name="T4">mac.reqfile.2 = </text:span><text:span text:style-name="T2">([0-9a-fA-F</text:span><text:span text:style-name="T4">:</text:span><text:span text:style-name="T2">]+).</text:span><text:span text:style-name="T3">cfg</text:span></text:p>
      <text:p text:style-name="FreeACS_5f_Code"><text:span text:style-name="T4">serialnumber.reqheader.user-agent.2 = </text:span><text:span text:style-name="T2">\((\w+)\)</text:span></text:p>
      <text:p text:style-name="FreeACS_5f_Code"><text:span text:style-name="T4">softwareversion.reqheader.user-agent.2 = </text:span><text:span text:style-name="T2">(\d+\.\d+\.\d+)</text:span></text:p>
      <text:p text:style-name="FreeACS_5f_Code"><text:soft-page-break/><text:span text:style-name="T4">modelname.reqheader.user-agent.2 = </text:span><text:span text:style-name="T2">/(\w+-[^-]+)</text:span></text:p>
      <text:p text:style-name="FreeACS_5f_Code"/>
      <text:p text:style-name="FreeACS_5f_Code"># --- Provisioning output ----</text:p>
      <text:p text:style-name="FreeACS_5f_Code"># Each device may have it's own way of printing the provisioning data and we</text:p>
      <text:p text:style-name="FreeACS_5f_Code"># link a class responsible for producing the output to each <text:span text:style-name="T5">modelname</text:span>.</text:p>
      <text:p text:style-name="FreeACS_5f_Code"># Specify like this:</text:p>
      <text:p text:style-name="FreeACS_5f_Code"># <text:span text:style-name="T5">&lt;modelname&gt;</text:span>.output = <text:span text:style-name="T5">&lt;classname&gt;</text:span></text:p>
      <text:p text:style-name="FreeACS_5f_Code"># The classes are described below</text:p>
      <text:p text:style-name="FreeACS_5f_Code"># Default class is SPA2102</text:p>
      <text:p text:style-name="FreeACS_5f_Code"/>
      <text:p text:style-name="FreeACS_5f_Code"># <text:span text:style-name="T5">classname</text:span>: SPA2102</text:p>
      <text:p text:style-name="FreeACS_5f_Code"># FreeACS is currently tested with one device, the SPA2102 (a standard <text:span text:style-name="T5">Linksys</text:span> </text:p>
      <text:p text:style-name="FreeACS_5f_Code"># ATA adapter)</text:p>
      <text:p text:style-name="FreeACS_5f_Code"># According to documentation for this device, the SPA2102 uses the same protocol</text:p>
      <text:p text:style-name="FreeACS_5f_Code"># for provisioning as all the <text:span text:style-name="T5">Sipura</text:span> (SPA/<text:span text:style-name="T5">Cisco</text:span>/<text:span text:style-name="T5">Linksys</text:span>) products, so you may try</text:p>
      <text:p text:style-name="FreeACS_5f_Code"># this also for other SPA products that 2102.</text:p>
      <text:p text:style-name="FreeACS_5f_Code"/>
      <text:p text:style-name="FreeACS_5f_Code"><text:span text:style-name="T4">SPA-2102.output = </text:span><text:span text:style-name="T2">SPA</text:span></text:p>
      <text:p text:style-name="FreeACS_5f_Code"><text:span text:style-name="T4">NPA201E.output = </text:span><text:span text:style-name="T3">Pingcom</text:span></text:p>
      <text:p text:style-name="FreeACS_5f_Code"/>
      <text:p text:style-name="FreeACS_5f_Code"># -- Software upgrade output --</text:p>
      <text:p text:style-name="FreeACS_5f_Code"># A software upgrade is usually performed by returning a software-download-<text:span text:style-name="T5">url</text:span> </text:p>
      <text:p text:style-name="FreeACS_5f_Code"># to the client (CPE), and then allow the client to connect to this URL and </text:p>
      <text:p text:style-name="FreeACS_5f_Code"># download the binaries. For some clients this process is too cumbersome, and </text:p>
      <text:p text:style-name="FreeACS_5f_Code"># we want to allow a direct response in terms of binaries with no extra round-</text:p>
      <text:p text:style-name="FreeACS_5f_Code"># trips. In order to set up this, you need to specify a software upgrade job </text:p>
      <text:p text:style-name="FreeACS_5f_Code"># like usual. Like the property above, we use the <text:span text:style-name="T5">modelname</text:span> to the specify </text:p>
      <text:p text:style-name="FreeACS_5f_Code"># which type of upgrade output you prefer. Format:</text:p>
      <text:p text:style-name="FreeACS_5f_Code"># <text:span text:style-name="T5">&lt;modelname&gt;</text:span>.upgrade-output = Regular|Staging</text:p>
      <text:p text:style-name="FreeACS_5f_Code"># Regular is the normal <text:span text:style-name="T5">behaviour</text:span>, while Staging will give you a binaries directly </text:p>
      <text:p text:style-name="FreeACS_5f_Code"># if a software upgrade process.</text:p>
      <text:p text:style-name="FreeACS_5f_Code"><text:span text:style-name="T4">HA01.upgrade-output = </text:span><text:span text:style-name="T2">Staging</text:span><text:span text:style-name="T4"> </text:span></text:p>
      <text:p text:style-name="FreeACS_5f_Code"/>
      <text:p text:style-name="FreeACS_5f_Code"># --- Various controls ---</text:p>
      <text:p text:style-name="FreeACS_5f_Code"/>
      <text:p text:style-name="FreeACS_5f_Code"># Discovery will automatically create the unit in FreeACS database. </text:p>
      <text:p text:style-name="FreeACS_5f_Code"># No parameters will be created; we have no information about the device upon </text:p>
      <text:p text:style-name="FreeACS_5f_Code"># contact. The device will be placed in the Default profile in the <text:span text:style-name="T5">unittype</text:span></text:p>
      <text:p text:style-name="FreeACS_5f_Code"><text:span text:style-name="T5">#</text:span> corresponding to the <text:span text:style-name="T5">modelname</text:span> (if such can be found). Remember to specify a</text:p>
      <text:p text:style-name="FreeACS_5f_Code"># <text:span text:style-name="T5">modelname</text:span> pattern above. Discovery can be true or false. Default is false.</text:p>
      <text:p text:style-name="FreeACS_5f_Code"><text:span text:style-name="T4">discovery = </text:span><text:span text:style-name="T2">true</text:span></text:p>
      <text:p text:style-name="FreeACS_5f_Code"/>
      <text:p text:style-name="FreeACS_5f_Code"># concurrent <text:span text:style-name="T5">download</text:span> limit will limit the number of concurrent <text:span text:style-name="T5">downloads</text:span> allowed </text:p>
      <text:p text:style-name="FreeACS_5f_Code"># from this provisioning server. This is done to conserve bandwidth. This will </text:p>
      <text:p text:style-name="FreeACS_5f_Code"># override jobs/<text:span text:style-name="T5">servicewindows</text:span> if necessary, thus postponing the <text:span text:style-name="T5">download</text:span> to later. </text:p>
      <text:p text:style-name="FreeACS_5f_Code"># Default is 50. The number does not say anything about the KB used of the link, </text:p>
      <text:p text:style-name="FreeACS_5f_Code"># since this depends upon many factors.</text:p>
      <text:p text:style-name="FreeACS_5f_Code"><text:span text:style-name="T4">concurrent.download.limit = </text:span><text:span text:style-name="T2">50</text:span></text:p>
      <text:p text:style-name="FreeACS_5f_Code"><text:s/></text:p>
      <text:p text:style-name="FreeACS_5f_Code"/>
      <text:p text:style-name="FreeACS_5f_Code"># ---- TFTP ----</text:p>
      <text:p text:style-name="FreeACS_5f_Code"># Decide the port to run the TFTP server. Default is 1069. (Default IANA standard </text:p>
      <text:p text:style-name="FreeACS_5f_Code"># is 69)</text:p>
      <text:p text:style-name="FreeACS_5f_Code"><text:span text:style-name="T4">tftp.port = </text:span><text:span text:style-name="T2">1069</text:span></text:p>
      <text:p text:style-name="FreeACS_5f_Code"/>
      <text:p text:style-name="FreeACS_5f_Code"># --- <text:span text:style-name="T5">Telnet</text:span> ---</text:p>
      <text:p text:style-name="FreeACS_5f_Code"># Specify the maximum number of <text:span text:style-name="T5">telnet</text:span> clients allowed. If too many are </text:p>
      <text:p text:style-name="FreeACS_5f_Code"># allowed, it may cause problems for both the server (performance-wise) </text:p>
      <text:p text:style-name="FreeACS_5f_Code"># and the connection to your server </text:p>
      <text:p text:style-name="FreeACS_5f_Code"><text:span text:style-name="T4">telnet.max-clients = </text:span><text:span text:style-name="T2">10</text:span></text:p>
      <text:p text:style-name="FreeACS_5f_Code"/>
      <text:p text:style-name="FreeACS_5f_Code"># Specify the interval in minutes between each time a job/group is </text:p>
      <text:p text:style-name="FreeACS_5f_Code"># scanned for changes in the group (units added or removed). If set too</text:p>
      <text:p text:style-name="FreeACS_5f_Code"># low it may cause higher load on server. This rescan will only </text:p>
      <text:p text:style-name="FreeACS_5f_Code"># happen if the process is idle (no <text:span text:style-name="T5">telnet</text:span>-session active)</text:p>
      <text:p text:style-name="FreeACS_5f_Code"># Default is 60 minutes. <text:s/></text:p>
      <text:p text:style-name="FreeACS_5f_Code"><text:span text:style-name="T4">telnet.rescan = </text:span><text:span text:style-name="T2">60</text:span><text:span text:style-name="T4"> </text:span></text:p>
      <text:p text:style-name="FreeACS_5f_Code"/>
      <text:p text:style-name="FreeACS_5f_Code"/>
      <text:p text:style-name="FreeACS_5f_Code"># --- Database --- </text:p>
      <text:p text:style-name="FreeACS_5f_Code"/>
      <text:p text:style-name="FreeACS_5f_Code"># xAPS database connection</text:p>
      <text:p text:style-name="FreeACS_5f_Code"><text:span text:style-name="T4">db.xaps.url = </text:span><text:span text:style-name="T3">xaps</text:span><text:span text:style-name="T2">/</text:span><text:span text:style-name="T3">xaps@jdbc:mysql</text:span><text:span text:style-name="T2">://</text:span><text:span text:style-name="T3">localhost</text:span><text:span text:style-name="T2">:3306/</text:span><text:span text:style-name="T3">xaps</text:span></text:p>
      <text:p text:style-name="FreeACS_5f_Code"># Max connections. Default is 10. </text:p>
      <text:p text:style-name="FreeACS_5f_Code"><text:span text:style-name="T4">db.xaps.maxconn = </text:span><text:span text:style-name="T2">40</text:span></text:p>
      <text:p text:style-name="FreeACS_5f_Code"><text:soft-page-break/></text:p>
      <text:p text:style-name="FreeACS_5f_Code"># <text:span text:style-name="T5">Syslog</text:span> database connection</text:p>
      <text:p text:style-name="FreeACS_5f_Code"># Default is to place <text:span text:style-name="T5">syslog</text:span> on the same database as <text:span text:style-name="T5">xaps</text:span>. However, you may</text:p>
      <text:p text:style-name="FreeACS_5f_Code"># specify a database placed elsewhere, to relieve the <text:span text:style-name="T5">xaps</text:span> database of excessive</text:p>
      <text:p text:style-name="FreeACS_5f_Code"># load from <text:span text:style-name="T5">syslogging</text:span>.</text:p>
      <text:p text:style-name="FreeACS_5f_Code"><text:span text:style-name="T4">db.syslog = </text:span><text:span text:style-name="T2">db.xaps</text:span></text:p>
      <text:p text:style-name="FreeACS_5f_Code"/>
      <text:list xml:id="list374015790" text:continue-numbering="true" text:style-name="Heading_20_Numbering">
        <text:list-item>
          <text:list>
            <text:list-item>
              <text:list>
                <text:list-item>
                  <text:h text:style-name="P11" text:outline-level="3"><text:bookmark-start text:name="__RefHeading__2183_1729260833"/>Parsing of vital information<text:bookmark-end text:name="__RefHeading__2183_1729260833"/></text:h>
                </text:list-item>
              </text:list>
            </text:list-item>
          </text:list>
        </text:list-item>
      </text:list>
      <text:p text:style-name="Text_20_body">The configuration needed to set up parsing of vital information may seem very confusing at first. The reason for making such a configuration is simply that we don't know on beforehand how the device transmits its basic information to the server. Depending upon protocol and device, it may transmit information using the URL to the server, some HTTP-header or an HTTP-query string. Let's look at an example:</text:p>
      <text:p text:style-name="FreeACS_5f_Code"><text:span text:style-name="T4">serialnumber.reqfile.1 = <text:s text:c="3"/></text:span><text:span text:style-name="T2">/([^/]+)/[^/]+/[^/]+/[^/]+$</text:span></text:p>
      <text:p text:style-name="Text_20_body">This example tells the server to parse the "reqfile" (short for request-file or URL) of the incoming request. Such a URL could be </text:p>
      <text:p text:style-name="Text_20_body">http://xaps.pingcom.net/xapsspp/ABC/123/Product/1.0</text:p>
      <text:p text:style-name="Text_20_body">In this case we parse and matches serialnumber = ABC. The parenthesis in the configuration denotes the "phrase" or "word" we're parsing for. The parsing format is (as usual) regular expression. This format is common for such purposes and not explained here.</text:p>
      <text:p text:style-name="Text_20_body">It is possible to specify more than one way to search for serialnumber (or any other type of information), just index every parsing-command with a number. </text:p>
      <text:p text:style-name="Text_20_body">All of this (and more) is explained in the property file it self.</text:p>
      <text:list xml:id="list882813618" text:continue-numbering="true" text:style-name="Heading_20_Numbering">
        <text:list-item>
          <text:list>
            <text:list-item>
              <text:list>
                <text:list-item>
                  <text:h text:style-name="P11" text:outline-level="3"><text:bookmark-start text:name="__RefHeading__1898_184130434"/>Provisioning Output<text:bookmark-end text:name="__RefHeading__1898_184130434"/></text:h>
                </text:list-item>
              </text:list>
            </text:list-item>
          </text:list>
        </text:list-item>
      </text:list>
      <text:p text:style-name="Text_20_body">Each device needs a particular format of the output. This is something we cannot fully configure, but we can connect a certain model name to an output formatter. The model name is retrieved in the parsing of input information. You need to contact Ping Communication to specify the correct output formatter. As a first attempt, always try using "SPA", since this is close to a de-facto standard in among HTTP/TFTP provisioning schemes.</text:p>
      <text:list xml:id="list354556387" text:continue-numbering="true" text:style-name="Heading_20_Numbering">
        <text:list-item>
          <text:list>
            <text:list-item>
              <text:list>
                <text:list-item>
                  <text:h text:style-name="P11" text:outline-level="3"><text:bookmark-start text:name="__RefHeading__1802_1557657458"/>Software upgrade output<text:bookmark-end text:name="__RefHeading__1802_1557657458"/></text:h>
                </text:list-item>
              </text:list>
            </text:list-item>
          </text:list>
        </text:list-item>
      </text:list>
      <text:p text:style-name="Text_20_body">In some very special cases, we can set the server to work with extreme simplicity: Upon connection to FreeACS SPP server, the server can hand out a new firmware image which can be instantly download and applied on the device. This is a use case taken from Ping Communications Staging server, and may not apply elsewhere.</text:p>
      <text:list xml:id="list1275343200" text:continue-numbering="true" text:style-name="Heading_20_Numbering">
        <text:list-item>
          <text:list>
            <text:list-item>
              <text:list>
                <text:list-item>
                  <text:h text:style-name="P11" text:outline-level="3"><text:bookmark-start text:name="__RefHeading__1900_184130434"/>Various Controls<text:bookmark-end text:name="__RefHeading__1900_184130434"/></text:h>
                </text:list-item>
              </text:list>
            </text:list-item>
          </text:list>
        </text:list-item>
      </text:list>
      <text:p text:style-name="Text_20_body">If you set discovery = true, new devices can be added to FreeACS automatically (upon first contact). Their secret/serialnumber/mac is added to the database.</text:p>
      <text:p text:style-name="Text_20_body">If you have the FreeACS Job Control Server module, you can use the job functionality of FreeACS. In that case you can set a certain limit of concurrent downloads. This is useful when the number of CPEs to upgrade might be more than your network can handle.</text:p>
      <text:list xml:id="list428217596" text:continue-numbering="true" text:style-name="Heading_20_Numbering">
        <text:list-item>
          <text:list>
            <text:list-item>
              <text:list>
                <text:list-item>
                  <text:h text:style-name="P11" text:outline-level="3"><text:bookmark-start text:name="__RefHeading__1902_184130434"/>TFTP<text:bookmark-end text:name="__RefHeading__1902_184130434"/></text:h>
                </text:list-item>
              </text:list>
            </text:list-item>
          </text:list>
        </text:list-item>
      </text:list>
      <text:p text:style-name="Text_20_body">TFTP Server is a part of SPP module. You need to decide which port to run on.</text:p>
      <text:list xml:id="list1352157319" text:continue-numbering="true" text:style-name="Heading_20_Numbering">
        <text:list-item>
          <text:list>
            <text:list-item>
              <text:list>
                <text:list-item>
                  <text:h text:style-name="P11" text:outline-level="3"><text:bookmark-start text:name="__RefHeading__1804_1557657458"/>Telnet<text:bookmark-end text:name="__RefHeading__1804_1557657458"/></text:h>
                </text:list-item>
              </text:list>
            </text:list-item>
          </text:list>
        </text:list-item>
      </text:list>
      <text:p text:style-name="Text_20_body">Telnet provisioning is described in [3]. Here you need to specify how often you will rescan groups participating in a job, to see if new devices should be on the "connect list". The max-clients properties specifies how many simultaneous connections to devices you will set up. The whole provisioning is controlled by starting a TELNET-job.</text:p>
      <text:list xml:id="list343311617" text:continue-numbering="true" text:style-name="Heading_20_Numbering">
        <text:list-item>
          <text:list>
            <text:list-item>
              <text:list>
                <text:list-item>
                  <text:h text:style-name="P11" text:outline-level="3"><text:bookmark-start text:name="__RefHeading__2187_1729260833"/><text:soft-page-break/>Database<text:bookmark-end text:name="__RefHeading__2187_1729260833"/></text:h>
                </text:list-item>
              </text:list>
            </text:list-item>
          </text:list>
        </text:list-item>
      </text:list>
      <text:p text:style-name="Text_20_body">The database settings are fairly common, but the url setting could be complex, depending on which database you are connecting to. If connecting to MySQL we have used this kind of URL: jdbc:mysql://xaps-c.owera.com:3306/xaps and driver is com.mysql.jdbc.Driver. <text:s/>The database connection pool properties are pretty simple: decide the maximum number of database connections and decide how many milliseconds a connection can be in use.</text:p>
      <text:list xml:id="list1947472642" text:continue-numbering="true" text:style-name="Heading_20_Numbering">
        <text:list-item>
          <text:h text:style-name="P5" text:outline-level="1"><text:bookmark-start text:name="__RefHeading__2189_1729260833"/>Software and script download<text:bookmark-end text:name="__RefHeading__2189_1729260833"/></text:h>
        </text:list-item>
      </text:list>
      <text:p text:style-name="Text_20_body">When we say “software download”, we talk about a new firmware to the CPE. This is by far the most important feature of the system, so it is worth spending a few pages on this issue. </text:p>
      <text:list xml:id="list537573590" text:continue-numbering="true" text:style-name="Heading_20_Numbering">
        <text:list-item>
          <text:list>
            <text:list-item>
              <text:h text:style-name="P10" text:outline-level="2"><text:bookmark-start text:name="__RefHeading__2191_1729260833"/>Software download<text:bookmark-end text:name="__RefHeading__2191_1729260833"/></text:h>
            </text:list-item>
          </text:list>
        </text:list-item>
      </text:list>
      <text:p text:style-name="Text_20_body">To initiate a software download do the following:</text:p>
      <text:list xml:id="list2048095864237502910" text:style-name="Numbering_20_1">
        <text:list-item>
          <text:p text:style-name="P3">Add the software file to FreeACS. To do so use either FreeACS Web or FreeACS Shell to import the software file. You will be asked to enter the version number. Make absolutely sure that this version number is the same as the version number the software/CPE will report back once it is installed and applied on the CPE. </text:p>
        </text:list-item>
        <text:list-item>
          <text:p text:style-name="P3">Changed the desired software version to point to the version number of the software file recently added to FreeACS. The desired software version is set in this parameter: System.X_OWERA-COM.DesiredSoftwareVersion.</text:p>
        </text:list-item>
      </text:list>
      <text:p text:style-name="Text_20_body"><text:span text:style-name="T1">Caution</text:span>: The desired software version MUST be the same string as reported from the CPE once the device has upgraded itself, if not the CPE will download the software again and again. The device reports the software version in the parameter InternetGatewayDevice.DeviceInfo.SoftwareVersion (for IAD) and Device.DeviceInfo.SoftwareVersion (for ATA).</text:p>
      <text:p text:style-name="Text_20_body">As always the settings can be done either on the unit, profile or job, but settings on unit level is usually not recommended.</text:p>
      <text:p text:style-name="Text_20_body">If for some reason you do not want to serve the software file from FreeACS you can decide to serve it from another location. To do so, just make the software available on a standard URL, and set the URL in this parameter: System.X_OWERA-COM.SoftwareURL. Make sure that the URL does not contain any thing like &amp; or ?, since CPEs generally don’t like these signs.</text:p>
      <text:list xml:id="list2089668890" text:continue-list="list537573590" text:style-name="Heading_20_Numbering">
        <text:list-item>
          <text:list>
            <text:list-item>
              <text:h text:style-name="P10" text:outline-level="2"><text:bookmark-start text:name="__RefHeading__2195_1729260833"/>Both software and config download<text:bookmark-end text:name="__RefHeading__2195_1729260833"/></text:h>
            </text:list-item>
          </text:list>
        </text:list-item>
      </text:list>
      <text:p text:style-name="Text_20_body">If both the DesiredSoftwareVersion and the DesiredConfigVersion is different from the parameters reported in the Inform, then we would have to do both of them. However, software download goes first. Next goes config download. </text:p>
      <text:list xml:id="list468575625" text:continue-numbering="true" text:style-name="Heading_20_Numbering">
        <text:list-item>
          <text:list>
            <text:list-item>
              <text:h text:style-name="P8" text:outline-level="2"><text:bookmark-start text:name="__RefHeading__2197_1729260833"/>Software upgrade wizard (FreeACS Web)<text:bookmark-end text:name="__RefHeading__2197_1729260833"/></text:h>
            </text:list-item>
          </text:list>
        </text:list-item>
      </text:list>
      <text:p text:style-name="Text_20_body">To help you set these parameters, we provide a Software Upgrade Wizard in FreeACS Web. This wizard can set a specific unit to upgrade or a specific profile to upgrade. If you have the Job Control Server module, you can also set an upgrade for a particular job. Having this functionality you can decide to upgrade a particular set of units. A job not only helps you to choose a set of units, but it is also able to control to progress of the upgrades. If some devices fail, this can trigger a stop in the job, so to avoid sending out a lot of softwares that causes malfunction. There is a lot more to be said about jobs, but that will be covered in another document.</text:p>
      <text:list xml:id="list1099705218" text:continue-numbering="true" text:style-name="Heading_20_Numbering">
        <text:list-item>
          <text:list>
            <text:list-item>
              <text:h text:style-name="P8" text:outline-level="2"><text:bookmark-start text:name="__RefHeading__2199_1729260833"/>Software upgrade using FreeACS Shell<text:bookmark-end text:name="__RefHeading__2199_1729260833"/></text:h>
            </text:list-item>
          </text:list>
        </text:list-item>
      </text:list>
      <text:p text:style-name="Text_20_body">Everything you can do in FreeACS Web, you can do in FreeACS Shell. However, something is better in FreeACS Shell. Let’s assume you are interested to deploy a new software on a set of units. The set is of course not the same as all the units in the profile, since you could then just set the parameters on the profile. With FreeACS Shell, you can make a selection like this:</text:p>
      <text:p text:style-name="FreeACS_5f_Code">&gt;listunits Device.X_OPERATOR-COM.Country = UK &gt; UNITS_IN_UK.txt</text:p>
      <text:p text:style-name="Text_20_body">Then you can use this output file (UNITS_IN_UK.txt) to set the necessary parameters on each unit.</text:p>
      <text:p text:style-name="FreeACS_5f_Code">&gt; FROMFILE[1] setparam Device-X.OWERA-COM.DesiredSoftwareVersion 2 &lt; UNITS_IN_UK.txt</text:p>
      <text:p text:style-name="Text_20_body">However, as long as you don’t use jobs, the change will be uncontrolled; the CPE will apply the change with no regard whether other CPEs fail or not. </text:p>
      <text:list xml:id="list1807318343" text:continue-numbering="true" text:style-name="Heading_20_Numbering">
        <text:list-item>
          <text:h text:style-name="P5" text:outline-level="1"><text:bookmark-start text:name="__RefHeading__2201_1729260833"/>Tuning parameters<text:bookmark-end text:name="__RefHeading__2201_1729260833"/></text:h>
        </text:list-item>
      </text:list>
      <text:p text:style-name="Text_20_body">There are some important parameters in the server:</text:p>
      <text:list xml:id="list8298877922462715511" text:style-name="List_20_1">
        <text:list-item>
          <text:p text:style-name="P15">Maximum number of simultaneously served servlets (<text:span text:style-name="T1">max-servlets</text:span>)</text:p>
        </text:list-item>
        <text:list-item>
          <text:p text:style-name="P15">Maximum number of simultaneously served database requests (<text:span text:style-name="T1">max-conn</text:span>).</text:p>
        </text:list-item>
      </text:list>
      <text:list xml:id="list1353655245" text:continue-list="list1807318343" text:style-name="Heading_20_Numbering">
        <text:list-item>
          <text:list>
            <text:list-item>
              <text:h text:style-name="P10" text:outline-level="2"><text:bookmark-start text:name="__RefHeading__2203_1729260833"/>Max-servlets<text:bookmark-end text:name="__RefHeading__2203_1729260833"/></text:h>
            </text:list-item>
          </text:list>
        </text:list-item>
      </text:list>
      <text:p text:style-name="Text_20_body">Max-servlets is a setting usually found in server.xml (true for Tomcat and JBoss). There are several parameters, as seen in this example from Tomcat:</text:p>
      <text:p text:style-name="FreeACS_5f_Code"><text:span text:style-name="T6">&lt;</text:span><text:span text:style-name="T7">Connector </text:span><text:span text:style-name="T8">acceptCount</text:span>=<text:span text:style-name="T2">"5" </text:span><text:span text:style-name="T8">connectionTimeout</text:span>=<text:span text:style-name="T2">"20000" </text:span><text:span text:style-name="T8">disableUploadTimeout</text:span>=<text:span text:style-name="T2">"true" </text:span><text:span text:style-name="T8">enableLookups</text:span>=<text:span text:style-name="T2">"false" </text:span><text:span text:style-name="T8">maxHttpHeaderSize</text:span>=<text:span text:style-name="T2">"8192" </text:span><text:span text:style-name="T8">maxSpareThreads</text:span>=<text:span text:style-name="T2">"10" </text:span><text:span text:style-name="T8">maxThreads</text:span>=<text:span text:style-name="T2">"10" </text:span><text:span text:style-name="T8">minSpareThreads</text:span>=<text:span text:style-name="T2">"10" </text:span><text:span text:style-name="T8">minThreads</text:span>=<text:span text:style-name="T2">"10" </text:span><text:span text:style-name="T8">port</text:span>=<text:span text:style-name="T2">"80" </text:span><text:span text:style-name="T8">redirectPort</text:span>=<text:span text:style-name="T2">"8443"</text:span><text:span text:style-name="T6">/&gt;</text:span></text:p>
      <text:p text:style-name="Text_20_body">In this example maxThreads equals 10, and that is the setting controlling max-servlets. In addition it is possible to set acceptCount to a lower number. This setting controls how many servlet requests will be queued up before rejected. Remembering that there will be situations with overload on the server, it is important that the setting is kept so low that the CPU will never go into 80-100% area. If the CPU is kept at a comfortable level at all times, then the server will be able to quickly reject any incoming request whenever the load reaches max-servlets. If the CPU starts to climb to 100% it can increase the problems even more, because more and more CPEs are “hanging” on to the server, waiting for a reply. </text:p>
      <text:list xml:id="list1878509356" text:continue-numbering="true" text:style-name="Heading_20_Numbering">
        <text:list-item>
          <text:list>
            <text:list-item>
              <text:h text:style-name="P10" text:outline-level="2"><text:bookmark-start text:name="__RefHeading__2205_1729260833"/>Max-conn<text:bookmark-end text:name="__RefHeading__2205_1729260833"/></text:h>
            </text:list-item>
          </text:list>
        </text:list-item>
      </text:list>
      <text:p text:style-name="Text_20_body">Having decided upon max-servlets, it is time to tune max-conn (found in xaps-tr069.properties). The number of connections to the database is not always something you can decide for yourself, independently of other users of the same database. So in this “shared database environment” you could face a situation where only a limited number of connections are available. Now, if you only are using one single TR-069 server, then there is no question about the max-conn, just set it as high as possible/allowed (no need to set it higher than max-servlets). If there are multiple TR-069 servers, then it could be worthwhile to think a little. Consider this case:</text:p>
      <text:p text:style-name="Text_20_body">You have 20 database connections available and 4 servers available. One server can easily handle 50% of traffic in terms of CPU/memory.</text:p>
      <text:p text:style-name="Text_20_body">In this case it makes more sense to divide the connections on 2 servers than on four. To understand why, you need to focus on the probability for getting a connection: A database connection is needed only for a short period during a conversation; therefore multiple clients could reuse the same connection even though they access the TR-069 server at the same time. The probability P for using a database connection during a session, is (to make it easy) the relationship between the length of the session compared to the length of the database request. The chances of two sessions needing one database connection are P<text:span text:style-name="T9">2</text:span> and for three connections it is P<text:span text:style-name="T9">3</text:span> and so on. The math can be quite complicated when you are going to calculate the likelihood of X connections being enough to cover for 99,999% of the traffic, however, it could be intuitively understood that as the number of connections available increases (linear), the probability of using all of them at the same time decreases rapidly (exponential). The simple conclusion is that a slight increase in the number of connections can easily handle a doubling of the load on the server. </text:p>
      <text:p text:style-name="Text_20_body">To make things more complicated, the probability P changes as a function of the load on the server. With heavier load, P increases (mostly because of the database). Then the number of required connections will increase rapidly. </text:p>
      <text:p text:style-name="Text_20_body">The conclusion of this is simple: do not spread your resources too thin, it can generate more problems than you solve. You can follow the usage of the connections on the monitoring page, and tune your system accordingly.</text:p>
      <text:list xml:id="list257426229" text:continue-numbering="true" text:style-name="Heading_20_Numbering">
        <text:list-item>
          <text:list>
            <text:list-item>
              <text:h text:style-name="P10" text:outline-level="2"><text:bookmark-start text:name="__RefHeading__2207_1729260833"/>Both of the parameters<text:bookmark-end text:name="__RefHeading__2207_1729260833"/></text:h>
            </text:list-item>
          </text:list>
        </text:list-item>
      </text:list>
      <text:p text:style-name="Text_20_body">When you understand how to tune each parameter, then you need to look at both of them at the same time. The point is that the database itself may be a bottleneck. If so, then the time consumption for each database call will increase with heavier load (more parallel database access). If so, you will come to a certain point where the number of connections available is so high, that each database access is slowed down to a point <text:soft-page-break/>where the throughput will no longer increase. You should then lower the number of database connections and lower max-threads so that the traffic into the ACS is no bigger than the database can handle. At this point you should have a perfectly tuned system. If the database is powerful enough, it will cover all your needs. If the database is very powerful (or your ACS-server specs are very poor) you might need several ACS-serv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Arial Unicode MS'" style:font-charset="x-symbol"/>
    <style:font-face style:name="Verdana" svg:font-family="Verdana"/>
    <style:font-face style:name="Courier New" svg:font-family="'Courier New'" style:font-family-generic="modern"/>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nb" fo:country="NO"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fo:text-align="start" style:justify-single-word="false" fo:orphans="2" fo:widows="2" fo:hyphenation-ladder-count="no-limit" style:page-number="auto" fo:background-color="transparent" style:shadow="none" style:writing-mode="lr-tb">
        <style:background-image/>
      </style:paragraph-properties>
      <style:text-properties style:use-window-font-color="true" style:font-name="Liberation Sans"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master-page-name="">
      <style:paragraph-properties fo:margin-top="0.1665in" fo:margin-bottom="0.0835in" style:page-number="auto" fo:background-color="#dddddd" fo:keep-with-next="always">
        <style:background-image/>
      </style:paragraph-properties>
      <style:text-properties style:font-name="Liberation Sans1" fo:font-size="10pt" fo:font-weight="bold"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0799in" fo:margin-bottom="0.0598in" fo:background-color="transparent" style:shadow="none">
        <style:background-image/>
      </style:paragraph-properties>
    </style:style>
    <style:style style:name="List" style:family="paragraph" style:parent-style-name="Text_20_body" style:class="list">
      <style:paragraph-properties fo:margin-top="0in" fo:margin-bottom="0in" fo:background-color="transparent">
        <style:background-image/>
      </style:paragraph-properties>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Standard" style:default-outline-level="1" style:class="text" style:master-page-name="">
      <style:paragraph-properties fo:margin-left="0.5in" fo:margin-right="0in" fo:margin-top="0.1665in" fo:margin-bottom="0.0417in" fo:text-indent="-0.5in" style:auto-text-indent="false" style:page-number="auto" fo:break-before="page" fo:background-color="#dddddd" style:shadow="none" fo:keep-with-next="always">
        <style:tab-stop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master-page-name="">
      <style:paragraph-properties fo:margin-left="0.75in" fo:margin-right="0in" fo:margin-top="0.1665in" fo:margin-bottom="0.0417in" fo:text-indent="-0.75in" style:auto-text-indent="false" style:page-number="auto" fo:background-color="#dddddd" style:shadow="none" fo:keep-with-next="always">
        <style:tab-stops/>
        <style:background-image/>
      </style:paragraph-properties>
      <style:text-properties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Standard" style:default-outline-level="3" style:class="text" style:master-page-name="">
      <style:paragraph-properties fo:margin-left="1in" fo:margin-right="0in" fo:margin-top="0.1665in" fo:margin-bottom="0.0417in" fo:text-indent="-1in" style:auto-text-indent="false" style:page-number="auto" fo:background-color="#dddddd" fo:keep-with-next="always">
        <style:tab-stops/>
        <style:background-image/>
      </style:paragraph-propertie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left="1.25in" fo:margin-right="0in" fo:margin-top="0.1665in" fo:margin-bottom="0.0417in" fo:text-indent="-1.25in" style:auto-text-indent="false" style:page-number="auto" fo:background-color="#dddddd" style:shadow="none" fo:keep-with-next="always">
        <style:tab-stops/>
        <style:background-image/>
      </style:paragraph-properties>
      <style:text-properties style:font-name="Liberation Sans1" fo:font-size="12pt" fo:font-weight="bold" style:font-size-asian="14pt" style:font-weight-asian="bold" style:font-size-complex="14pt" style:font-weight-complex="bold"/>
    </style:style>
    <style:style style:name="Heading_20_5" style:display-name="Heading 5" style:family="paragraph" style:parent-style-name="Heading" style:next-style-name="Standard" style:default-outline-level="5" style:class="text" style:master-page-name="">
      <style:paragraph-properties fo:margin-left="1.5in" fo:margin-right="0in" fo:margin-top="0.1665in" fo:margin-bottom="0.0417in" fo:text-indent="-1.5in" style:auto-text-indent="false" style:page-number="auto" fo:background-color="transparent">
        <style:tab-stops/>
        <style:background-image/>
      </style:paragraph-properties>
      <style:text-properties fo:font-size="12pt" fo:font-style="italic"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Standard" style:default-outline-level="6" style:class="text" style:master-page-name="">
      <style:paragraph-properties fo:margin-left="1.75in" fo:margin-right="0in" fo:margin-top="0.1665in" fo:margin-bottom="0.0417in" fo:text-indent="-1.75in" style:auto-text-indent="false" style:page-number="auto" fo:background-color="transparent" style:shadow="none">
        <style:tab-stops/>
        <style:background-image/>
      </style:paragraph-properties>
      <style:text-properties style:font-name="Liberation Sans2" fo:font-size="11pt" fo:font-style="italic" fo:font-weight="normal" style:font-size-asian="11pt" style:font-weight-asian="bold" style:font-size-complex="11pt" style:font-weight-complex="bold"/>
    </style:style>
    <style:style style:name="Heading_20_7" style:display-name="Heading 7" style:family="paragraph" style:parent-style-name="Heading" style:next-style-name="Standard" style:default-outline-level="7" style:class="text" style:master-page-name="">
      <style:paragraph-properties fo:margin-left="2in" fo:margin-right="0in" fo:margin-top="0.1665in" fo:margin-bottom="0.0417in" fo:text-indent="-2in" style:auto-text-indent="false" style:page-number="auto" fo:background-color="transparent">
        <style:tab-stops/>
        <style:background-image/>
      </style:paragraph-properties>
      <style:text-properties style:font-name="Liberation Sans2" fo:font-size="10pt" fo:font-style="italic" fo:font-weight="normal" style:font-size-asian="12pt" style:font-size-complex="12pt"/>
    </style:style>
    <style:style style:name="Heading_20_8" style:display-name="Heading 8" style:family="paragraph" style:parent-style-name="Heading" style:next-style-name="Standard" style:default-outline-level="8" style:class="text">
      <style:paragraph-properties fo:margin-left="2.25in" fo:margin-right="0in" fo:margin-top="0.1665in" fo:margin-bottom="0.0417in" fo:text-indent="-2.25in" style:auto-text-indent="false" fo:background-color="transparent" style:shadow="none">
        <style:tab-stops/>
        <style:background-image/>
      </style:paragraph-properties>
      <style:text-properties style:font-name="Liberation Sans2" fo:font-size="10pt" fo:font-style="italic" fo:font-weight="normal" style:font-size-asian="12pt" style:font-style-asian="italic" style:font-size-complex="12pt" style:font-style-complex="italic"/>
    </style:style>
    <style:style style:name="Heading_20_9" style:display-name="Heading 9" style:family="paragraph" style:parent-style-name="Heading" style:next-style-name="Standard" style:default-outline-level="9" style:class="text" style:master-page-name="">
      <style:paragraph-properties fo:margin-left="2.5in" fo:margin-right="0in" fo:margin-top="0.1665in" fo:margin-bottom="0.0417in" fo:text-indent="-2.5in" style:auto-text-indent="false" style:page-number="auto" fo:background-color="transparent" style:shadow="none">
        <style:tab-stops/>
        <style:background-image/>
      </style:paragraph-properties>
      <style:text-properties style:font-name="Liberation Sans2" fo:font-size="10pt" fo:font-style="italic" fo:font-weight="normal" style:font-size-asian="11pt" style:font-name-complex="Arial" style:font-size-complex="11pt"/>
    </style:style>
    <style:style style:name="Header" style:family="paragraph" style:parent-style-name="Standard" style:class="extra" style:master-page-name="">
      <style:paragraph-properties fo:margin-top="0in" fo:margin-bottom="0in" style:page-number="auto" fo:background-color="transparent" fo:padding="0in" fo:border-left="none" fo:border-right="none" fo:border-top="none" fo:border-bottom="0.0008in solid #000000" style:shadow="none">
        <style:tab-stops>
          <style:tab-stop style:position="6.7701in" style:type="right"/>
        </style:tab-stops>
        <style:background-image/>
      </style:paragraph-properties>
    </style:style>
    <style:style style:name="Footer" style:family="paragraph" style:parent-style-name="Standard" style:class="extra" style:master-page-name="">
      <style:paragraph-properties fo:text-align="center" style:justify-single-word="false" style:page-number="auto" fo:background-color="transparent" fo:padding="0in" fo:border-left="none" fo:border-right="none" fo:border-top="0.0008in solid #000000" fo:border-bottom="none" style:shadow="none">
        <style:tab-stops/>
        <style:background-image/>
      </style:paragraph-properties>
    </style:style>
    <style:style style:name="Title" style:family="paragraph" style:parent-style-name="Standard" style:next-style-name="Subtitle" style:class="chapter">
      <style:paragraph-properties fo:margin-top="0.1665in" fo:margin-bottom="0.0417in" fo:text-align="center" style:justify-single-word="false" fo:background-color="transparent">
        <style:background-image/>
      </style:paragraph-properties>
      <style:text-properties fo:color="#07275c" style:font-name="Liberation Sans1"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eeACS_5f_UnderTitle" style:display-name="FreeACS_UnderTitle"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style>
    <style:style style:name="Table_20_Contents" style:display-name="Table Contents" style:family="paragraph" style:parent-style-name="Text_20_body" style:class="extra" style:master-page-name="">
      <style:paragraph-properties fo:margin-top="0in" fo:margin-bottom="0in" fo:orphans="0" fo:widows="0" fo:hyphenation-ladder-count="no-limit" style:page-number="auto" fo:background-color="transparent" style:shadow="none" text:number-lines="false" text:line-number="0">
        <style:tab-stops/>
        <style:background-image/>
      </style:paragraph-properties>
      <style:text-properties style:font-name="Liberation Sans" fo:font-size="10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fo:background-color="transparent">
        <style:background-image/>
      </style:paragraph-properties>
      <style:text-properties fo:font-style="normal" fo:font-weight="bold" style:font-style-asian="italic" style:font-weight-asian="normal" style:font-style-complex="italic" style:font-weight-complex="bold"/>
    </style:style>
    <style:style style:name="FreeACS_5f_Code" style:display-name="FreeACS_Code" style:family="paragraph" style:parent-style-name="Standard" style:master-page-name="">
      <style:paragraph-properties fo:margin-left="0.5in" fo:margin-right="0in" fo:margin-top="0in" fo:margin-bottom="0in" fo:text-indent="0in" style:auto-text-indent="false" style:page-number="auto" fo:background-color="#ffff99" fo:padding-left="0.0555in" fo:padding-right="0.0555in" fo:padding-top="0.0138in" fo:padding-bottom="0.0138in" fo:border="0.0071in solid #333333" style:shadow="none" style:text-autospace="none">
        <style:background-image/>
      </style:paragraph-properties>
      <style:text-properties style:font-name="Liberation Mono" fo:font-size="8pt" fo:language="en" fo:country="US" style:font-size-asian="8pt" style:font-name-complex="Courier New"/>
    </style:style>
    <style:style style:name="Footnote" style:family="paragraph" style:parent-style-name="Standard" style:class="extra" style:master-page-name="">
      <style:paragraph-properties fo:margin-top="0in" fo:margin-bottom="0.1665in" style:page-number="auto" fo:background-color="transparent">
        <style:background-image/>
      </style:paragraph-properties>
      <style:text-properties style:font-name="Arial" fo:font-size="8pt"/>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7.28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7.47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7.675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7.871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8.0681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8.2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8.461in"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Standard" style:default-outline-level="10" style:class="text" style:master-page-name="">
      <style:paragraph-properties fo:margin-left="2.75in" fo:margin-right="0in" fo:text-indent="-2.75in" style:auto-text-indent="false" style:page-number="auto" fo:background-color="#dddddd" style:shadow="none">
        <style:tab-stops/>
        <style:background-image/>
      </style:paragraph-properties>
      <style:text-properties fo:font-size="10pt" fo:font-style="italic" fo:font-weight="normal" style:font-size-asian="75%" style:font-weight-asian="bold" style:font-size-complex="75%"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fo:background-color="transparent">
        <style:background-image/>
      </style:paragraph-properties>
    </style:style>
    <style:style style:name="List_20_1" style:display-name="List 1" style:family="paragraph" style:parent-style-name="List" style:class="list">
      <style:paragraph-properties fo:margin-left="0.5in" fo:margin-right="0in" fo:margin-top="0in" fo:margin-bottom="0in" fo:text-indent="-0.25in" style:auto-text-indent="false" fo:background-color="transparent">
        <style:tab-stops/>
        <style:background-image/>
      </style:paragraph-properties>
    </style:style>
    <style:style style:name="Table" style:family="paragraph" style:parent-style-name="Caption" style:class="extra"/>
    <style:style style:name="List_20_2" style:display-name="List 2"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List_20_1_20_Cont." style:display-name="List 1 Cont." style:family="paragraph" style:parent-style-name="List_20_1" style:class="list">
      <style:paragraph-properties fo:background-color="transparent">
        <style:background-image/>
      </style:paragraph-properties>
    </style:style>
    <style:style style:name="List_20_1_20_Start" style:display-name="List 1 Start" style:family="paragraph" style:parent-style-name="List_20_1" style:class="list">
      <style:paragraph-properties fo:margin-top="0.1in" fo:margin-bottom="0in" fo:background-color="transparent">
        <style:background-image/>
      </style:paragraph-properties>
    </style:style>
    <style:style style:name="List_20_1_20_End" style:display-name="List 1 End" style:family="paragraph" style:parent-style-name="List_20_1" style:class="list">
      <style:paragraph-properties fo:margin-top="0in" fo:margin-bottom="0.1in" fo:background-color="transparent">
        <style:background-image/>
      </style:paragraph-properties>
    </style:style>
    <style:style style:name="List_20_2_20_Cont." style:display-name="List 2 Cont." style:family="paragraph" style:parent-style-name="List_20_2" style:class="list">
      <style:paragraph-properties fo:margin-left="0in" fo:margin-right="0in" fo:margin-top="0in" fo:margin-bottom="0in" fo:text-indent="0in" style:auto-text-indent="false" fo:background-color="transparent">
        <style:background-image/>
      </style:paragraph-properties>
    </style:style>
    <style:style style:name="List_20_2_20_End" style:display-name="List 2 End" style:family="paragraph" style:parent-style-name="List_20_2" style:class="list">
      <style:paragraph-properties fo:margin-left="0in" fo:margin-right="0in" fo:margin-top="0in" fo:margin-bottom="0.0799in" fo:text-indent="0in" style:auto-text-indent="false" fo:background-color="transparent">
        <style:background-image/>
      </style:paragraph-properties>
    </style:style>
    <style:style style:name="List_20_2_20_Start" style:display-name="List 2 Start" style:family="paragraph" style:parent-style-name="List_20_2_20_End" style:class="list">
      <style:paragraph-properties fo:margin-left="0in" fo:margin-right="0in" fo:margin-top="0.0799in" fo:margin-bottom="0in" fo:text-indent="0in" style:auto-text-indent="false" fo:background-color="transparent">
        <style:background-image/>
      </style:paragraph-properties>
    </style:style>
    <style:style style:name="Numbering_20_1" style:display-name="Numbering 1" style:family="paragraph" style:parent-style-name="List" style:class="list">
      <style:paragraph-properties fo:margin-left="0.25in" fo:margin-right="0in" fo:margin-top="0in" fo:margin-bottom="0.0598in" fo:text-indent="-0.25in" style:auto-text-indent="false" fo:background-color="transparent">
        <style:background-image/>
      </style:paragraph-properties>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style:background-transparency="100%" style:shadow="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874in" fo:text-indent="-0.7874in" fo:margin-left="0.7874in"/>
        </style:list-level-properties>
      </text:outline-level-style>
      <text:outline-level-style text:level="2" style:num-format="1" text:display-levels="2">
        <style:list-level-properties text:list-level-position-and-space-mode="label-alignment">
          <style:list-level-label-alignment text:label-followed-by="listtab" text:list-tab-stop-position="0.7874in" fo:text-indent="-0.7874in" fo:margin-left="0.7874in"/>
        </style:list-level-properties>
      </text:outline-level-style>
      <text:outline-level-style text:level="3" style:num-format="1" text:display-levels="3">
        <style:list-level-properties text:list-level-position-and-space-mode="label-alignment">
          <style:list-level-label-alignment text:label-followed-by="listtab" text:list-tab-stop-position="0.7874in" fo:text-indent="-0.7874in" fo:margin-left="0.7874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3"/>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Liberation Sans3"/>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Liberation Sans3"/>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Liberation Sans3"/>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Liberation Sans3"/>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Liberation Sans3"/>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Liberation Sans3"/>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Liberation Sans3"/>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Liberation Sans3"/>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Liberation Sans3"/>
      </text:list-level-style-bullet>
    </text:list-style>
    <text:list-style style:name="List_20_2" style:display-name="List 2">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style:num-format="">
        <style:list-level-properties text:list-level-position-and-space-mode="label-alignment">
          <style:list-level-label-alignment text:label-followed-by="listtab" text:list-tab-stop-position="0.3543in" fo:text-indent="-0.1181in" fo:margin-left="0.3543in"/>
        </style:list-level-properties>
      </text:list-level-style-number>
      <text:list-level-style-number text:level="4" style:num-format="">
        <style:list-level-properties text:list-level-position-and-space-mode="label-alignment">
          <style:list-level-label-alignment text:label-followed-by="listtab" text:list-tab-stop-position="0.472in" fo:text-indent="-0.1181in" fo:margin-left="0.472in"/>
        </style:list-level-properties>
      </text:list-level-style-number>
      <text:list-level-style-number text:level="5" style:num-format="">
        <style:list-level-properties text:list-level-position-and-space-mode="label-alignment">
          <style:list-level-label-alignment text:label-followed-by="listtab" text:list-tab-stop-position="0.5902in" fo:text-indent="-0.1181in" fo:margin-left="0.5902in"/>
        </style:list-level-properties>
      </text:list-level-style-number>
      <text:list-level-style-number text:level="6" style:num-format="">
        <style:list-level-properties text:list-level-position-and-space-mode="label-alignment">
          <style:list-level-label-alignment text:label-followed-by="listtab" text:list-tab-stop-position="0.7083in" fo:text-indent="-0.1181in" fo:margin-left="0.7083in"/>
        </style:list-level-properties>
      </text:list-level-style-number>
      <text:list-level-style-number text:level="7" style:num-format="">
        <style:list-level-properties text:list-level-position-and-space-mode="label-alignment">
          <style:list-level-label-alignment text:label-followed-by="listtab" text:list-tab-stop-position="0.8272in" fo:text-indent="-0.1181in" fo:margin-left="0.8272in"/>
        </style:list-level-properties>
      </text:list-level-style-number>
      <text:list-level-style-number text:level="8" style:num-format="">
        <style:list-level-properties text:list-level-position-and-space-mode="label-alignment">
          <style:list-level-label-alignment text:label-followed-by="listtab" text:list-tab-stop-position="0.9453in" fo:text-indent="-0.1181in" fo:margin-left="0.9453in"/>
        </style:list-level-properties>
      </text:list-level-style-number>
      <text:list-level-style-number text:level="9" style:num-format="">
        <style:list-level-properties text:list-level-position-and-space-mode="label-alignment">
          <style:list-level-label-alignment text:label-followed-by="listtab" text:list-tab-stop-position="1.0634in" fo:text-indent="-0.1181in" fo:margin-left="1.0634in"/>
        </style:list-level-properties>
      </text:list-level-style-number>
      <text:list-level-style-number text:level="10" style:num-format="">
        <style:list-level-properties text:list-level-position-and-space-mode="label-alignment">
          <style:list-level-label-alignment text:label-followed-by="listtab" text:list-tab-stop-position="1.1811in" fo:text-indent="-0.1181in" fo:margin-left="1.1811in"/>
        </style:list-level-properties>
      </text:list-level-style-number>
    </text:list-style>
    <text:list-style style:name="Heading_20_Numbering" style:display-name="Heading Numbering">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1.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1.7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2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2.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2.75in" fo:margin-left="2.75in"/>
        </style:list-level-properties>
      </text:list-level-style-number>
    </text:list-style>
    <text:list-style style:name="Document_20_References" style:display-name="Document References">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799in" fo:margin-left="0in" fo:margin-right="0in" fo:margin-bottom="0.5in" style:dynamic-spacing="true"/>
      </style:header-style>
      <style:footer-style>
        <style:header-footer-properties fo:min-height="0.5799in" fo:margin-left="0in" fo:margin-right="0in" fo:margin-top="0.5in" style:dynamic-spacing="true"/>
      </style:footer-style>
    </style:page-layout>
    <style:page-layout style:name="Mpm2">
      <style:page-layout-properties fo:page-width="8.2701in" fo:page-height="11.6902in" style:num-format="1" style:print-orientation="portrait" fo:margin-top="3.5in" fo:margin-bottom="1in" fo:margin-left="0.75in" fo:margin-right="0.75in" fo:border="none" fo:padding="0in" style:shadow="none" fo:background-color="transparent"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0.75in" fo:margin-right="0.75in" fo:border="none" fo:padding="0in" style:shadow="none" fo:background-color="transparent"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FreeACS SPP Server User Manual</text:title><text:tab/>Version <text:user-defined style:data-style-name="N0" text:name="Product Version">2013R1</text:user-defined></text:p>
      </style:header>
      <style:footer>
        <text:p text:style-name="Footer">Page <text:page-number text:select-page="current">9</text:page-number></text:p>
      </style:footer>
    </style:master-page>
    <style:master-page style:name="First_20_Page" style:display-name="First Page" style:page-layout-name="Mpm2" style:next-style-name="ToC_20_Page"/>
    <style:master-page style:name="ToC_20_Page" style:display-name="ToC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eeACS SPP Server User Manual</dc:title>
    <meta:initial-creator>Erik Larsen</meta:initial-creator>
    <meta:creation-date>2007-05-24T09:32:00</meta:creation-date>
    <dc:date>2015-08-30T20:42:05</dc:date>
    <meta:print-date>2006-01-13T15:56:00</meta:print-date>
    <meta:editing-cycles>60</meta:editing-cycles>
    <meta:editing-duration>P4DT17H4M21S</meta:editing-duration>
    <meta:generator>OpenOffice/4.1.1$Unix OpenOffice.org_project/411m6$Build-9775</meta:generator>
    <dc:creator>Patrick Fox</dc:creator>
    <meta:document-statistic meta:table-count="3" meta:image-count="0" meta:object-count="0" meta:page-count="11" meta:paragraph-count="247" meta:word-count="3310" meta:character-count="20580"/>
    <meta:user-defined meta:name="Info 4"/>
    <meta:user-defined meta:name="Product Version">2013R1</meta:user-defined>
    <meta:user-defined meta:name="_ReviewCycleID" meta:value-type="float">-403278106</meta:user-defined>
    <meta:user-defined meta:name="_ReviewingToolsShownOnce"/>
    <meta:user-defined meta:name="_TentativeReviewCycleID" meta:value-type="float">-403278106</meta:user-defined>
  </office:meta>
</office:document-meta>
</file>